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imb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5">
            <text:p>8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48.183179091">
            <text:p>$248,18</text:p>
          </table:table-cell>
          <table:table-cell table:style-name="ce5" table:formula="of:=[.F2]-[.B3]/[.B4]" office:value-type="currency" office:currency="USD" office:value="248.183179091">
            <text:p>$248,18</text:p>
          </table:table-cell>
          <table:table-cell table:style-name="ce15" table:formula="of:=[.G2]/1.13" office:value-type="currency" office:currency="EUR" office:value="219.631131938938">
            <text:p>219,6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46.116344131325">
            <text:p>$146,12</text:p>
          </table:table-cell>
          <table:table-cell table:style-name="ce7" table:formula="of:=[.F3]-[.B3]/[.B4]" office:value-type="currency" office:currency="USD" office:value="146.116344131325">
            <text:p>$146,12</text:p>
          </table:table-cell>
          <table:table-cell table:style-name="ce16" table:formula="of:=[.G3]/1.13" office:value-type="currency" office:currency="EUR" office:value="129.306499231261">
            <text:p>129,3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4.542043718949">
            <text:p>134,5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06">
            <text:p>0,10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73.6303355270902">
            <text:p>$73,63</text:p>
          </table:table-cell>
          <table:table-cell table:style-name="ce14" table:formula="of:=[.F4]-[.B3]/[.B4]" office:value-type="currency" office:currency="USD" office:value="73.6303355270902">
            <text:p>$73,63</text:p>
          </table:table-cell>
          <table:table-cell table:style-name="ce17" table:formula="of:=[.G4]/1.13" office:value-type="currency" office:currency="EUR" office:value="65.1595889620267">
            <text:p>65,1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4.32">
            <text:p>$34,3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7.16">
            <text:p>$17,16</text:p>
          </table:table-cell>
          <table:table-cell table:style-name="ce5"/>
          <table:table-cell table:style-name="ce5" table:formula="of:=[.B8]/(1+[.D2])^(1/4)" office:value-type="currency" office:currency="USD" office:value="16.8721854034599">
            <text:p>$16,87</text:p>
          </table:table-cell>
          <table:table-cell table:style-name="ce7" table:formula="of:=[.B5]/2" office:value-type="currency" office:currency="USD" office:value="17.16">
            <text:p>$17,16</text:p>
          </table:table-cell>
          <table:table-cell table:style-name="ce7"/>
          <table:table-cell table:style-name="ce7" table:formula="of:=[.E8]/(1+[.D3])^(1/4)" office:value-type="currency" office:currency="USD" office:value="16.8135666179863">
            <text:p>$16,81</text:p>
          </table:table-cell>
          <table:table-cell table:style-name="ce8" table:formula="of:=[.B5]/2" office:value-type="currency" office:currency="USD" office:value="17.16">
            <text:p>$17,16</text:p>
          </table:table-cell>
          <table:table-cell table:style-name="ce8"/>
          <table:table-cell table:style-name="ce8" table:formula="of:=[.H8]/(1+[.D4])^(1/4)" office:value-type="currency" office:currency="USD" office:value="16.7559521788455">
            <text:p>$16,7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7.16">
            <text:p>$17,16</text:p>
          </table:table-cell>
          <table:table-cell office:value-type="percentage" office:value="-0.5">
            <text:p>-50,00%</text:p>
          </table:table-cell>
          <table:table-cell table:formula="of:=[.B9]/(1+[.$D$2])^[.A9]" office:value-type="currency" office:currency="USD" office:value="16.0373831775701">
            <text:p>$16,04</text:p>
          </table:table-cell>
          <table:table-cell table:formula="of:=[.B5]*(1+[.F9])" office:value-type="currency" office:currency="USD" office:value="17.16">
            <text:p>$17,16</text:p>
          </table:table-cell>
          <table:table-cell office:value-type="percentage" office:value="-0.5">
            <text:p>-50,00%</text:p>
          </table:table-cell>
          <table:table-cell table:formula="of:=[.E9]/(1+[.$D$3])^[.A9]" office:value-type="currency" office:currency="USD" office:value="15.815668202765">
            <text:p>$15,82</text:p>
          </table:table-cell>
          <table:table-cell table:formula="of:=[.B5]*(1+[.I9])" office:value-type="currency" office:currency="USD" office:value="17.16">
            <text:p>$17,16</text:p>
          </table:table-cell>
          <table:table-cell office:value-type="percentage" office:value="-0.5">
            <text:p>-50,00%</text:p>
          </table:table-cell>
          <table:table-cell table:formula="of:=[.H9]/(1+[.$D$4])^[.A9]" office:value-type="currency" office:currency="USD" office:value="15.6">
            <text:p>$15,6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7.5032">
            <text:p>$17,50</text:p>
          </table:table-cell>
          <table:table-cell office:value-type="percentage" office:value="0.02">
            <text:p>2,00%</text:p>
          </table:table-cell>
          <table:table-cell table:formula="of:=[.B10]/(1+[.$D$2])^[.A10]" office:value-type="currency" office:currency="USD" office:value="15.2879727487117">
            <text:p>$15,29</text:p>
          </table:table-cell>
          <table:table-cell table:formula="of:=[.E9]*(1+[.F10])" office:value-type="currency" office:currency="USD" office:value="10.296">
            <text:p>$10,30</text:p>
          </table:table-cell>
          <table:table-cell office:value-type="percentage" office:value="-0.4">
            <text:p>-40,00%</text:p>
          </table:table-cell>
          <table:table-cell table:formula="of:=[.E10]/(1+[.$D$3])^[.A10]" office:value-type="currency" office:currency="USD" office:value="8.74599163286542">
            <text:p>$8,75</text:p>
          </table:table-cell>
          <table:table-cell table:formula="of:=[.H9]*(1+[.I10])" office:value-type="currency" office:currency="USD" office:value="10.296">
            <text:p>$10,30</text:p>
          </table:table-cell>
          <table:table-cell office:value-type="percentage" office:value="-0.4">
            <text:p>-40,00%</text:p>
          </table:table-cell>
          <table:table-cell table:formula="of:=[.H10]/(1+[.$D$4])^[.A10]" office:value-type="currency" office:currency="USD" office:value="8.50909090909091">
            <text:p>$8,5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7.853264">
            <text:p>$17,85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14.5735814987719">
            <text:p>$14,57</text:p>
          </table:table-cell>
          <table:table-cell table:formula="of:=[.E10]*(1+[.F11])" office:value-type="currency" office:currency="USD" office:value="10.50192">
            <text:p>$10,50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8.22203821707165">
            <text:p>$8,22</text:p>
          </table:table-cell>
          <table:table-cell table:formula="of:=[.H10]*(1+[.I11])" office:value-type="currency" office:currency="USD" office:value="7.2072">
            <text:p>$7,21</text:p>
          </table:table-cell>
          <table:table-cell office:value-type="percentage" office:value="-0.3">
            <text:p>-30,00%</text:p>
          </table:table-cell>
          <table:table-cell table:formula="of:=[.H11]/(1+[.$D$4])^[.A11]" office:value-type="currency" office:currency="USD" office:value="5.41487603305785">
            <text:p>$5,4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8.21032928">
            <text:p>$18,21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13.8925730175209">
            <text:p>$13,89</text:p>
          </table:table-cell>
          <table:table-cell table:formula="of:=[.E11]*(1+[.F12])" office:value-type="currency" office:currency="USD" office:value="10.7119584">
            <text:p>$10,71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7.72947371558809">
            <text:p>$7,73</text:p>
          </table:table-cell>
          <table:table-cell table:formula="of:=[.H11]*(1+[.I12])" office:value-type="currency" office:currency="USD" office:value="3.6036">
            <text:p>$3,60</text:p>
          </table:table-cell>
          <table:table-cell office:value-type="percentage" office:value="-0.5">
            <text:p>-50,00%</text:p>
          </table:table-cell>
          <table:table-cell table:formula="of:=[.H12]/(1+[.$D$4])^[.A12]" office:value-type="currency" office:currency="USD" office:value="2.46130728775357">
            <text:p>$2,4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8.5745358656">
            <text:p>$18,57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13.2433873624965">
            <text:p>$13,24</text:p>
          </table:table-cell>
          <table:table-cell table:formula="of:=[.E12]*(1+[.F13])" office:value-type="currency" office:currency="USD" office:value="10.926197568">
            <text:p>$10,93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7.26641768654364">
            <text:p>$7,27</text:p>
          </table:table-cell>
          <table:table-cell table:formula="of:=[.H12]*(1+[.I13])" office:value-type="currency" office:currency="USD" office:value="3.675672">
            <text:p>$3,68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2.28230312137149">
            <text:p>$2,2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8.946026582912">
            <text:p>$18,95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12.6245374857443">
            <text:p>$12,62</text:p>
          </table:table-cell>
          <table:table-cell table:formula="of:=[.E13]*(1+[.F14])" office:value-type="currency" office:currency="USD" office:value="11.14472151936">
            <text:p>$11,14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6.83110234126684">
            <text:p>$6,83</text:p>
          </table:table-cell>
          <table:table-cell table:formula="of:=[.H13]*(1+[.I14])" office:value-type="currency" office:currency="USD" office:value="3.74918544">
            <text:p>$3,75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1163174398172">
            <text:p>$2,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9.3249471145702">
            <text:p>$19,32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12.034605827532">
            <text:p>$12,03</text:p>
          </table:table-cell>
          <table:table-cell table:formula="of:=[.E14]*(1+[.F15])" office:value-type="currency" office:currency="USD" office:value="11.3676159497472">
            <text:p>$11,37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6.42186579547666">
            <text:p>$6,42</text:p>
          </table:table-cell>
          <table:table-cell table:formula="of:=[.H14]*(1+[.I15])" office:value-type="currency" office:currency="USD" office:value="3.74918544">
            <text:p>$3,75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92392494528836">
            <text:p>$1,9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7114460568616">
            <text:p>$19,71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11.4722410692361">
            <text:p>$11,47</text:p>
          </table:table-cell>
          <table:table-cell table:formula="of:=[.E15]*(1+[.F16])" office:value-type="currency" office:currency="USD" office:value="11.5949682687421">
            <text:p>$11,59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6.0371457247799">
            <text:p>$6,04</text:p>
          </table:table-cell>
          <table:table-cell table:formula="of:=[.H15]*(1+[.I16])" office:value-type="currency" office:currency="USD" office:value="3.74918544">
            <text:p>$3,75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74902267753488">
            <text:p>$1,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0.1056749779989">
            <text:p>$20,11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10.9361550379634">
            <text:p>$10,94</text:p>
          </table:table-cell>
          <table:table-cell table:formula="of:=[.E16]*(1+[.F17])" office:value-type="currency" office:currency="USD" office:value="11.826867634117">
            <text:p>$11,83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5.67547340025391">
            <text:p>$5,68</text:p>
          </table:table-cell>
          <table:table-cell table:formula="of:=[.H16]*(1+[.I17])" office:value-type="currency" office:currency="USD" office:value="3.74918544">
            <text:p>$3,75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5900206159408">
            <text:p>$1,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0.5077884775589">
            <text:p>$20,51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10.4251197558156">
            <text:p>$10,43</text:p>
          </table:table-cell>
          <table:table-cell table:formula="of:=[.E17]*(1+[.F18])" office:value-type="currency" office:currency="USD" office:value="12.0634049867993">
            <text:p>$12,06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5.33546808134469">
            <text:p>$5,34</text:p>
          </table:table-cell>
          <table:table-cell table:formula="of:=[.H17]*(1+[.I18])" office:value-type="currency" office:currency="USD" office:value="3.74918544">
            <text:p>$3,75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4454732872189">
            <text:p>$1,4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47.399742384822">
            <text:p>$147,40</text:p>
          </table:table-cell>
          <table:table-cell/>
          <table:table-cell table:style-name="ce7"/>
          <table:table-cell table:formula="of:=SUM([.G8:.G18])" office:value-type="currency" office:currency="USD" office:value="94.8942114159421">
            <text:p>$94,89</text:p>
          </table:table-cell>
          <table:table-cell/>
          <table:table-cell table:style-name="ce8"/>
          <table:table-cell table:formula="of:=SUM([.J8:.J18])" office:value-type="currency" office:currency="USD" office:value="59.8482884959194">
            <text:p>$59,8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05.077884775589">
            <text:p>$205,08</text:p>
          </table:table-cell>
          <table:table-cell table:style-name="ce5"/>
          <table:table-cell table:formula="of:=[.B20]/(1+[.D2])^([.A18]+1/2)" office:value-type="currency" office:currency="USD" office:value="100.783436706177">
            <text:p>$100,78</text:p>
          </table:table-cell>
          <table:table-cell table:formula="of:=[.E18]*[.D5]" office:value-type="currency" office:currency="USD" office:value="120.634049867993">
            <text:p>$120,63</text:p>
          </table:table-cell>
          <table:table-cell table:style-name="ce7"/>
          <table:table-cell table:formula="of:=[.E20]/(1+[.D3])^([.A18]+1/2)" office:value-type="currency" office:currency="USD" office:value="51.2221327153825">
            <text:p>$51,22</text:p>
          </table:table-cell>
          <table:table-cell table:formula="of:=[.H18]*[.D5]" office:value-type="currency" office:currency="USD" office:value="37.4918544">
            <text:p>$37,49</text:p>
          </table:table-cell>
          <table:table-cell table:style-name="ce8"/>
          <table:table-cell table:formula="of:=[.H20]/(1+[.D4])^([.A18]+1/2)" office:value-type="currency" office:currency="USD" office:value="13.7820470311707">
            <text:p>$13,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8">18.02.2022</text:date>, <text:time>19:0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18T19:09:25.92</dc:date>
    <dc:creator>aaa </dc:creator>
    <meta:editing-duration>P2DT17H26M35S</meta:editing-duration>
    <meta:editing-cycles>43</meta:editing-cycles>
    <meta:generator>OpenOffice/4.1.5$Win32 OpenOffice.org_project/415m1$Build-9789</meta:generator>
    <meta:document-statistic meta:table-count="5" meta:cell-count="691" meta:object-count="0"/>
  </office:meta>
</office:document-meta>
</file>